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0" calcext:value-type="float">
            <text:p>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57.81481866722" calcext:value-type="float">
            <text:p>8657.814818667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45000" calcext:value-type="float">
            <text:p>245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136.19047619048" calcext:value-type="float">
            <text:p>213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825.238095238095" calcext:value-type="float">
            <text:p>825.238095238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906.19047619048" calcext:value-type="float">
            <text:p>2906.190476190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4:.F84])" office:value-type="float" office:value="2906.19047619048" calcext:value-type="float">
            <text:p>2906.190476190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906.19047619048" calcext:value-type="float">
            <text:p>2906.19047619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20" office:value-type="float" office:value="770" calcext:value-type="float">
            <text:p>770</text:p>
          </table:table-cell>
          <table:table-cell table:formula="of:=[.F61]/20" office:value-type="float" office:value="630" calcext:value-type="float">
            <text:p>630</text:p>
          </table:table-cell>
          <table:table-cell/>
          <table:table-cell table:formula="of:=SUM([.D84:.F84])" office:value-type="float" office:value="2080.95238095238" calcext:value-type="float">
            <text:p>2080.952380952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80.952380952381" calcext:value-type="float">
            <text:p>680.952380952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2:.H85])" office:value-type="float" office:value="58034.7619047619" calcext:value-type="float">
            <text:p>58034.7619047619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404.545454545455" calcext:value-type="float">
            <text:p>40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0.5980861244" calcext:value-type="float">
            <text:p>2050.598086124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1600.5980861244" calcext:value-type="float">
            <text:p>1600.598086124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3:.F113])" office:value-type="float" office:value="2050.5980861244" calcext:value-type="float">
            <text:p>2050.598086124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2050.5980861244" calcext:value-type="float">
            <text:p>2050.598086124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2" office:value-type="float" office:value="404.545454545455" calcext:value-type="float">
            <text:p>404.5454545455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20" office:value-type="float" office:value="375" calcext:value-type="float">
            <text:p>375</text:p>
          </table:table-cell>
          <table:table-cell/>
          <table:table-cell table:formula="of:=SUM([.C113];[.F113])" office:value-type="float" office:value="779.545454545455" calcext:value-type="float">
            <text:p>779.5454545455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20.334928229665" calcext:value-type="float">
            <text:p>820.3349282297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1:.H114])" office:value-type="float" office:value="40920.3349282297" calcext:value-type="float">
            <text:p>40920.3349282297</text:p>
          </table:table-cell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0:26:21.16960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5T11:02:13.157089320</dc:date>
    <meta:editing-duration>P11DT4H50M54S</meta:editing-duration>
    <meta:editing-cycles>3398</meta:editing-cycles>
    <meta:generator>LibreOffice/4.2.8.2$Linux_X86_64 LibreOffice_project/420m0$Build-2</meta:generator>
    <meta:document-statistic meta:table-count="20" meta:cell-count="9412" meta:object-count="0"/>
  </office:meta>
</office:document-meta>
</file>